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paragraph-rsid="00179626"/>
    </style:style>
    <style:style style:name="T1" style:family="text">
      <style:text-properties officeooo:rsid="00179626"/>
    </style:style>
    <style:style style:name="T2" style:family="text">
      <style:text-properties fo:font-variant="normal" fo:text-transform="none" fo:color="#222222" style:font-name="arial" fo:font-size="12pt" fo:letter-spacing="normal" fo:font-style="normal" fo:font-weight="normal" officeooo:rsid="0017962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text:span></text:p>
      <text:p text:style-name="P1"><text:span text:style-name="T1">The names of the two tehniques are streak plate isolation and spread place. In one, the culture is diluted before being applied to the growth plate, in another it is isolated in a series of streaks with a sterile loop.</text:span></text:p>
      <text:p text:style-name="P1"><text:span text:style-name="T1"/></text:p>
      <text:p text:style-name="P1"><text:span text:style-name="T1">2.</text:span></text:p>
      <text:p text:style-name="P1"><text:span text:style-name="T1"/></text:p>
      <text:p text:style-name="P1"><text:span text:style-name="T1">No, the reason is that it's used as a control to compate. If ther eis growth it means that something got in and contaminated the sample</text:span></text:p>
      <text:p text:style-name="P1"><text:span text:style-name="T1"/></text:p>
      <text:p text:style-name="P1"><text:span text:style-name="T1">3a.</text:span></text:p>
      <text:p text:style-name="P1"><text:span text:style-name="T1">Yes, bevause minimal media contains all the minimal medium that is required tfor growth but it contains its own adenine.</text:span></text:p>
      <text:p text:style-name="P1"><text:span text:style-name="T1"/></text:p>
      <text:p text:style-name="P1"><text:span text:style-name="T1">3b. No, because with only the minimal medium we see no growth but with addition of adenine we see growth.</text:span></text:p>
      <text:p text:style-name="P1"><text:span text:style-name="T1"/></text:p>
      <text:p text:style-name="P1"><text:span text:style-name="T1">3c.</text:span></text:p>
      <text:p text:style-name="P1"><text:span text:style-name="T1">The exposure to UV might explain results in strain 1, which in result altered the DNA and certain specific functions are not able to be performed. It may also be possibility that the required minimal medium has changed because it is a different strain.</text:span></text:p>
      <text:p text:style-name="P1"><text:span text:style-name="T1">4.</text:span></text:p>
      <text:p text:style-name="P1"><text:span text:style-name="T1">Because it is sterile, we can easily count the colonies due to the dilution factor.</text:span></text:p>
      <text:p text:style-name="P1"><text:span text:style-name="T1">5a.</text:span></text:p>
      <text:p text:style-name="P1"><text:span text:style-name="T1">1mL = 1000</text:span><text:span text:style-name="T2">µL 0.2mL = 200µL</text:span></text:p>
      <text:p text:style-name="P1"><text:span text:style-name="T2">5b.</text:span></text:p>
      <text:p text:style-name="P1"><text:span text:style-name="T2">473µL * <text:s/>1mL/1000µL = 4.73e-1mL</text:span></text:p>
      <text:p text:style-name="P1"><text:span text:style-name="T2">6a.</text:span></text:p>
      <text:p text:style-name="P1"><text:span text:style-name="T2">That's a good hypothesis but there's also the possibility of the enzyme having something to do with it because we don't know all the interactions happening (active site?)</text:span></text:p>
      <text:p text:style-name="P1"><text:span text:style-name="T2">6b.</text:span></text:p>
      <text:p text:style-name="P1"><text:span text:style-name="T2"><text:s/>That depends on where it was altered and the type of alteration. It could be a frame shift, nonsense, silent mutation.. Each one of those has different effects, some go unchanged while the other messes up the whole reading 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 svg:font-family="arial, sans-serif"/>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4T14:08:01</meta:creation-date>
    <dc:date>2013-03-04T14:22:30</dc:date>
    <meta:editing-duration>P0D</meta:editing-duration>
    <meta:editing-cycles>1</meta:editing-cycles>
    <meta:document-statistic meta:table-count="0" meta:image-count="0" meta:object-count="0" meta:page-count="1" meta:paragraph-count="19" meta:word-count="253" meta:character-count="1394" meta:non-whitespace-character-count="1158"/>
    <meta:generator>LibreOffice/3.6$Linux_x86 LibreOffice_project/360m1$Build-2</meta:generator>
  </office:meta>
</office:document-meta>
</file>